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2203ee" officeooo:paragraph-rsid="00220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es:</text:p>
      <text:p text:style-name="P2">Problema 1:</text:p>
      <text:p text:style-name="P1"><text:tab/>En la primera linea dentro de la funcion crear-persona el puntero a tipo persona llamado nuevo <text:s/>no esta inicialisado. </text:p>
      <text:p text:style-name="P2">Codigo agregado:</text:p>
      <text:p text:style-name="P2">Solucion:</text:p>
      <text:p text:style-name="P2"/>
      <text:p text:style-name="P2"/>
      <text:p text:style-name="P2"/>
      <text:p text:style-name="P2">Problema 2:</text:p>
      <text:p text:style-name="P2"><text:tab/>La funcion retorna una direccion de variable local</text:p>
      <text:p text:style-name="P3">Solucion: inicializar nuevo desde el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1.2.2$Linux_X86_64 LibreOffice_project/10m0$Build-2</meta:generator>
    <dc:date>2017-06-15T15:41:01.756732400</dc:date>
    <meta:editing-duration>PT17M27S</meta:editing-duration>
    <meta:editing-cycles>4</meta:editing-cycles>
    <meta:document-statistic meta:table-count="0" meta:image-count="0" meta:object-count="0" meta:page-count="1" meta:paragraph-count="8" meta:word-count="41" meta:character-count="266" meta:non-whitespace-character-count="229"/>
  </office:meta>
</office:document-meta>
</file>